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Giannis Antetokounmpo <text:s text:c="2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1.91621839820026" calcext:value-type="float">
            <text:p>1.91621839820026</text:p>
          </table:table-cell>
          <table:table-cell office:value-type="float" office:value="30.6" calcext:value-type="float">
            <text:p>30.6</text:p>
          </table:table-cell>
          <table:table-cell office:value-type="float" office:value="12000" calcext:value-type="float">
            <text:p>12000</text:p>
          </table:table-cell>
          <table:table-cell table:formula="of:=[.D2]*10000/[.F2]" office:value-type="float" office:value="1.59684866516689" calcext:value-type="float">
            <text:p>1.59684866516689</text:p>
          </table:table-cell>
          <table:table-cell table:formula="of:=[.D2]*[.E2]" office:value-type="float" office:value="58.6362829849281" calcext:value-type="float">
            <text:p>58.6362829849281</text:p>
          </table:table-cell>
          <table:table-cell table:formula="of:=[.H2]*1.5" office:value-type="float" office:value="87.9544244773921" calcext:value-type="float">
            <text:p>87.9544244773921</text:p>
          </table:table-cell>
          <table:table-cell table:formula="of:=1000*[.H2]/[.F2]" office:value-type="float" office:value="4.88635691541067" calcext:value-type="float">
            <text:p>4.88635691541067</text:p>
          </table:table-cell>
          <table:table-cell table:formula="of:=TRIM([.C2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hris Middleton <text:s text:c="8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1.23614921809115" calcext:value-type="float">
            <text:p>1.23614921809115</text:p>
          </table:table-cell>
          <table:table-cell office:value-type="float" office:value="31.2" calcext:value-type="float">
            <text:p>31.2</text:p>
          </table:table-cell>
          <table:table-cell office:value-type="float" office:value="9400" calcext:value-type="float">
            <text:p>9400</text:p>
          </table:table-cell>
          <table:table-cell table:formula="of:=[.D3]*10000/[.F3]" office:value-type="float" office:value="1.31505235967143" calcext:value-type="float">
            <text:p>1.31505235967143</text:p>
          </table:table-cell>
          <table:table-cell table:style-name="ce2" table:formula="of:=[.D3]*[.E3]" office:value-type="float" office:value="38.5678556044437" calcext:value-type="float">
            <text:p>38.5678556044437</text:p>
          </table:table-cell>
          <table:table-cell table:formula="of:=[.H3]*1.5" office:value-type="float" office:value="57.8517834066656" calcext:value-type="float">
            <text:p>57.8517834066656</text:p>
          </table:table-cell>
          <table:table-cell table:formula="of:=1000*[.H3]/[.F3]" office:value-type="float" office:value="4.10296336217487" calcext:value-type="float">
            <text:p>4.10296336217487</text:p>
          </table:table-cell>
          <table:table-cell table:formula="of:=TRIM([.C3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Eric Bledsoe <text:s text:c="11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1.14750386253221" calcext:value-type="float">
            <text:p>1.14750386253221</text:p>
          </table:table-cell>
          <table:table-cell office:value-type="float" office:value="25.57" calcext:value-type="float">
            <text:p>25.57</text:p>
          </table:table-cell>
          <table:table-cell office:value-type="float" office:value="8400" calcext:value-type="float">
            <text:p>8400</text:p>
          </table:table-cell>
          <table:table-cell table:formula="of:=[.D4]*10000/[.F4]" office:value-type="float" office:value="1.36607602682406" calcext:value-type="float">
            <text:p>1.36607602682406</text:p>
          </table:table-cell>
          <table:table-cell table:style-name="ce2" table:formula="of:=[.D4]*[.E4]" office:value-type="float" office:value="29.3416737649487" calcext:value-type="float">
            <text:p>29.3416737649487</text:p>
          </table:table-cell>
          <table:table-cell table:formula="of:=[.H4]*1.5" office:value-type="float" office:value="44.012510647423" calcext:value-type="float">
            <text:p>44.012510647423</text:p>
          </table:table-cell>
          <table:table-cell table:formula="of:=1000*[.H4]/[.F4]" office:value-type="float" office:value="3.49305640058913" calcext:value-type="float">
            <text:p>3.49305640058913</text:p>
          </table:table-cell>
          <table:table-cell table:formula="of:=TRIM([.C4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Brook Lopez <text:s text:c="12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968155331083442" calcext:value-type="float">
            <text:p>0.968155331083442</text:p>
          </table:table-cell>
          <table:table-cell office:value-type="float" office:value="29.57" calcext:value-type="float">
            <text:p>29.57</text:p>
          </table:table-cell>
          <table:table-cell office:value-type="float" office:value="7000" calcext:value-type="float">
            <text:p>7000</text:p>
          </table:table-cell>
          <table:table-cell table:formula="of:=[.D5]*10000/[.F5]" office:value-type="float" office:value="1.38307904440492" calcext:value-type="float">
            <text:p>1.38307904440492</text:p>
          </table:table-cell>
          <table:table-cell table:style-name="ce2" table:formula="of:=[.D5]*[.E5]" office:value-type="float" office:value="28.6283531401374" calcext:value-type="float">
            <text:p>28.6283531401374</text:p>
          </table:table-cell>
          <table:table-cell table:formula="of:=[.H5]*1.5" office:value-type="float" office:value="42.9425297102061" calcext:value-type="float">
            <text:p>42.9425297102061</text:p>
          </table:table-cell>
          <table:table-cell table:formula="of:=1000*[.H5]/[.F5]" office:value-type="float" office:value="4.08976473430534" calcext:value-type="float">
            <text:p>4.08976473430534</text:p>
          </table:table-cell>
          <table:table-cell table:formula="of:=TRIM([.C5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onte DiVincenzo <text:s text:c="7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938076717883317" calcext:value-type="float">
            <text:p>0.938076717883317</text:p>
          </table:table-cell>
          <table:table-cell office:value-type="float" office:value="18.98" calcext:value-type="float">
            <text:p>18.98</text:p>
          </table:table-cell>
          <table:table-cell office:value-type="float" office:value="3800" calcext:value-type="float">
            <text:p>3800</text:p>
          </table:table-cell>
          <table:table-cell table:formula="of:=[.D6]*10000/[.F6]" office:value-type="float" office:value="2.4686229417982" calcext:value-type="float">
            <text:p>2.4686229417982</text:p>
          </table:table-cell>
          <table:table-cell table:formula="of:=[.D6]*[.E6]" office:value-type="float" office:value="17.8046961054254" calcext:value-type="float">
            <text:p>17.8046961054254</text:p>
          </table:table-cell>
          <table:table-cell table:formula="of:=[.H6]*1.5" office:value-type="float" office:value="26.707044158138" calcext:value-type="float">
            <text:p>26.707044158138</text:p>
          </table:table-cell>
          <table:table-cell table:formula="of:=1000*[.H6]/[.F6]" office:value-type="float" office:value="4.68544634353299" calcext:value-type="float">
            <text:p>4.68544634353299</text:p>
          </table:table-cell>
          <table:table-cell table:formula="of:=TRIM([.C6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Ersan İlyasova <text:s text:c="9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926419251827548" calcext:value-type="float">
            <text:p>0.926419251827548</text:p>
          </table:table-cell>
          <table:table-cell office:value-type="float" office:value="3.55" calcext:value-type="float">
            <text:p>3.55</text:p>
          </table:table-cell>
          <table:table-cell office:value-type="float" office:value="2200" calcext:value-type="float">
            <text:p>2200</text:p>
          </table:table-cell>
          <table:table-cell table:formula="of:=[.D7]*10000/[.F7]" office:value-type="float" office:value="4.21099659921613" calcext:value-type="float">
            <text:p>4.21099659921613</text:p>
          </table:table-cell>
          <table:table-cell table:formula="of:=[.D7]*[.E7]" office:value-type="float" office:value="3.2887883439878" calcext:value-type="float">
            <text:p>3.2887883439878</text:p>
          </table:table-cell>
          <table:table-cell table:formula="of:=[.H7]*1.5" office:value-type="float" office:value="4.93318251598169" calcext:value-type="float">
            <text:p>4.93318251598169</text:p>
          </table:table-cell>
          <table:table-cell table:formula="of:=1000*[.H7]/[.F7]" office:value-type="float" office:value="1.49490379272173" calcext:value-type="float">
            <text:p>1.49490379272173</text:p>
          </table:table-cell>
          <table:table-cell table:formula="of:=TRIM([.C7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George Hill <text:s text:c="12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925897858050397" calcext:value-type="float">
            <text:p>0.925897858050397</text:p>
          </table:table-cell>
          <table:table-cell office:value-type="float" office:value="18.88" calcext:value-type="float">
            <text:p>18.88</text:p>
          </table:table-cell>
          <table:table-cell office:value-type="float" office:value="4600" calcext:value-type="float">
            <text:p>4600</text:p>
          </table:table-cell>
          <table:table-cell table:formula="of:=[.D8]*10000/[.F8]" office:value-type="float" office:value="2.01282143054434" calcext:value-type="float">
            <text:p>2.01282143054434</text:p>
          </table:table-cell>
          <table:table-cell table:formula="of:=[.D8]*[.E8]" office:value-type="float" office:value="17.4809515599915" calcext:value-type="float">
            <text:p>17.4809515599915</text:p>
          </table:table-cell>
          <table:table-cell table:formula="of:=[.H8]*1.5" office:value-type="float" office:value="26.2214273399872" calcext:value-type="float">
            <text:p>26.2214273399872</text:p>
          </table:table-cell>
          <table:table-cell table:formula="of:=1000*[.H8]/[.F8]" office:value-type="float" office:value="3.80020686086772" calcext:value-type="float">
            <text:p>3.80020686086772</text:p>
          </table:table-cell>
          <table:table-cell table:formula="of:=TRIM([.C8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Sterling Brown <text:s text:c="9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796477652651999" calcext:value-type="float">
            <text:p>0.796477652651999</text:p>
          </table:table-cell>
          <table:table-cell office:value-type="float" office:value="3.55" calcext:value-type="float">
            <text:p>3.55</text:p>
          </table:table-cell>
          <table:table-cell office:value-type="float" office:value="1600" calcext:value-type="float">
            <text:p>1600</text:p>
          </table:table-cell>
          <table:table-cell table:formula="of:=[.D9]*10000/[.F9]" office:value-type="float" office:value="4.97798532907499" calcext:value-type="float">
            <text:p>4.97798532907499</text:p>
          </table:table-cell>
          <table:table-cell table:formula="of:=[.D9]*[.E9]" office:value-type="float" office:value="2.82749566691459" calcext:value-type="float">
            <text:p>2.82749566691459</text:p>
          </table:table-cell>
          <table:table-cell table:formula="of:=[.H9]*1.5" office:value-type="float" office:value="4.24124350037189" calcext:value-type="float">
            <text:p>4.24124350037189</text:p>
          </table:table-cell>
          <table:table-cell table:formula="of:=1000*[.H9]/[.F9]" office:value-type="float" office:value="1.76718479182162" calcext:value-type="float">
            <text:p>1.76718479182162</text:p>
          </table:table-cell>
          <table:table-cell table:formula="of:=TRIM([.C9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Pat Connaughton <text:s text:c="8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770727946373678" calcext:value-type="float">
            <text:p>0.770727946373678</text:p>
          </table:table-cell>
          <table:table-cell office:value-type="float" office:value="20.53" calcext:value-type="float">
            <text:p>20.53</text:p>
          </table:table-cell>
          <table:table-cell office:value-type="float" office:value="5000" calcext:value-type="float">
            <text:p>5000</text:p>
          </table:table-cell>
          <table:table-cell table:formula="of:=[.D10]*10000/[.F10]" office:value-type="float" office:value="1.54145589274736" calcext:value-type="float">
            <text:p>1.54145589274736</text:p>
          </table:table-cell>
          <table:table-cell table:style-name="ce2" table:formula="of:=[.D10]*[.E10]" office:value-type="float" office:value="15.8230447390516" calcext:value-type="float">
            <text:p>15.8230447390516</text:p>
          </table:table-cell>
          <table:table-cell table:formula="of:=[.H10]*1.5" office:value-type="float" office:value="23.7345671085774" calcext:value-type="float">
            <text:p>23.7345671085774</text:p>
          </table:table-cell>
          <table:table-cell table:formula="of:=1000*[.H10]/[.F10]" office:value-type="float" office:value="3.16460894781032" calcext:value-type="float">
            <text:p>3.16460894781032</text:p>
          </table:table-cell>
          <table:table-cell table:formula="of:=TRIM([.C10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yle Korver <text:s text:c="12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733683172899857" calcext:value-type="float">
            <text:p>0.733683172899857</text:p>
          </table:table-cell>
          <table:table-cell office:value-type="float" office:value="18.45" calcext:value-type="float">
            <text:p>18.45</text:p>
          </table:table-cell>
          <table:table-cell office:value-type="float" office:value="2800" calcext:value-type="float">
            <text:p>2800</text:p>
          </table:table-cell>
          <table:table-cell table:formula="of:=[.D11]*10000/[.F11]" office:value-type="float" office:value="2.62029704607092" calcext:value-type="float">
            <text:p>2.62029704607092</text:p>
          </table:table-cell>
          <table:table-cell table:formula="of:=[.D11]*[.E11]" office:value-type="float" office:value="13.5364545400024" calcext:value-type="float">
            <text:p>13.5364545400024</text:p>
          </table:table-cell>
          <table:table-cell table:formula="of:=[.H11]*1.5" office:value-type="float" office:value="20.3046818100035" calcext:value-type="float">
            <text:p>20.3046818100035</text:p>
          </table:table-cell>
          <table:table-cell table:formula="of:=1000*[.H11]/[.F11]" office:value-type="float" office:value="4.83444805000085" calcext:value-type="float">
            <text:p>4.83444805000085</text:p>
          </table:table-cell>
          <table:table-cell table:formula="of:=TRIM([.C11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Robin Lopez <text:s text:c="12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73056131347558" calcext:value-type="float">
            <text:p>0.73056131347558</text:p>
          </table:table-cell>
          <table:table-cell office:value-type="float" office:value="8.33" calcext:value-type="float">
            <text:p>8.33</text:p>
          </table:table-cell>
          <table:table-cell office:value-type="float" office:value="1800" calcext:value-type="float">
            <text:p>1800</text:p>
          </table:table-cell>
          <table:table-cell table:formula="of:=[.D12]*10000/[.F12]" office:value-type="float" office:value="4.05867396375322" calcext:value-type="float">
            <text:p>4.05867396375322</text:p>
          </table:table-cell>
          <table:table-cell table:formula="of:=[.D12]*[.E12]" office:value-type="float" office:value="6.08557574125158" calcext:value-type="float">
            <text:p>6.08557574125158</text:p>
          </table:table-cell>
          <table:table-cell table:formula="of:=[.H12]*1.5" office:value-type="float" office:value="9.12836361187737" calcext:value-type="float">
            <text:p>9.12836361187737</text:p>
          </table:table-cell>
          <table:table-cell table:formula="of:=1000*[.H12]/[.F12]" office:value-type="float" office:value="3.38087541180643" calcext:value-type="float">
            <text:p>3.38087541180643</text:p>
          </table:table-cell>
          <table:table-cell table:formula="of:=TRIM([.C12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arvin Williams <text:s text:c="8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723283547706739" calcext:value-type="float">
            <text:p>0.723283547706739</text:p>
          </table:table-cell>
          <table:table-cell office:value-type="float" office:value="6.15" calcext:value-type="float">
            <text:p>6.15</text:p>
          </table:table-cell>
          <table:table-cell office:value-type="float" office:value="2600" calcext:value-type="float">
            <text:p>2600</text:p>
          </table:table-cell>
          <table:table-cell table:formula="of:=[.D13]*10000/[.F13]" office:value-type="float" office:value="2.78185979887207" calcext:value-type="float">
            <text:p>2.78185979887207</text:p>
          </table:table-cell>
          <table:table-cell table:formula="of:=[.D13]*[.E13]" office:value-type="float" office:value="4.44819381839644" calcext:value-type="float">
            <text:p>4.44819381839644</text:p>
          </table:table-cell>
          <table:table-cell table:formula="of:=[.H13]*1.5" office:value-type="float" office:value="6.67229072759466" calcext:value-type="float">
            <text:p>6.67229072759466</text:p>
          </table:table-cell>
          <table:table-cell table:formula="of:=1000*[.H13]/[.F13]" office:value-type="float" office:value="1.71084377630632" calcext:value-type="float">
            <text:p>1.71084377630632</text:p>
          </table:table-cell>
          <table:table-cell table:formula="of:=TRIM([.C13])" office:value-type="string" office:string-value="MIL" calcext:value-type="string">
            <text:p>MIL</text:p>
          </table:table-cell>
          <table:table-cell table:number-columns-repeated="2"/>
          <table:table-cell office:value-type="string" calcext:value-type="string">
            <text:p>ORL</text:p>
          </table:table-cell>
          <table:table-cell table:formula="of:=SUMIF([.C13:.C44];[.N13];[.E13:.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Wesley Matthews <text:s text:c="8"/></text:p>
          </table:table-cell>
          <table:table-cell office:value-type="string" calcext:value-type="string">
            <text:p><text:s/>MIL <text:s text:c="7"/></text:p>
          </table:table-cell>
          <table:table-cell office:value-type="float" office:value="0.572567098755044" calcext:value-type="float">
            <text:p>0.572567098755044</text:p>
          </table:table-cell>
          <table:table-cell office:value-type="float" office:value="24.63" calcext:value-type="float">
            <text:p>24.63</text:p>
          </table:table-cell>
          <table:table-cell office:value-type="float" office:value="3400" calcext:value-type="float">
            <text:p>3400</text:p>
          </table:table-cell>
          <table:table-cell table:formula="of:=[.D14]*10000/[.F14]" office:value-type="float" office:value="1.68402087869131" calcext:value-type="float">
            <text:p>1.68402087869131</text:p>
          </table:table-cell>
          <table:table-cell table:formula="of:=[.D14]*[.E14]" office:value-type="float" office:value="14.1023276423367" calcext:value-type="float">
            <text:p>14.1023276423367</text:p>
          </table:table-cell>
          <table:table-cell table:formula="of:=[.H14]*1.5" office:value-type="float" office:value="21.1534914635051" calcext:value-type="float">
            <text:p>21.1534914635051</text:p>
          </table:table-cell>
          <table:table-cell table:formula="of:=1000*[.H14]/[.F14]" office:value-type="float" office:value="4.14774342421669" calcext:value-type="float">
            <text:p>4.14774342421669</text:p>
          </table:table-cell>
          <table:table-cell table:formula="of:=TRIM([.C14])" office:value-type="string" office:string-value="MIL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Nikola Vučević <text:s text:c="9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1.3109909064258" calcext:value-type="float">
            <text:p>1.3109909064258</text:p>
          </table:table-cell>
          <table:table-cell office:value-type="float" office:value="35.77" calcext:value-type="float">
            <text:p>35.77</text:p>
          </table:table-cell>
          <table:table-cell office:value-type="float" office:value="10400" calcext:value-type="float">
            <text:p>10400</text:p>
          </table:table-cell>
          <table:table-cell table:formula="of:=[.D15]*10000/[.F15]" office:value-type="float" office:value="1.26056817925558" calcext:value-type="float">
            <text:p>1.26056817925558</text:p>
          </table:table-cell>
          <table:table-cell table:formula="of:=[.D15]*[.E15]" office:value-type="float" office:value="46.894144722851" calcext:value-type="float">
            <text:p>46.894144722851</text:p>
          </table:table-cell>
          <table:table-cell table:formula="of:=[.H15]*1.5" office:value-type="float" office:value="70.3412170842764" calcext:value-type="float">
            <text:p>70.3412170842764</text:p>
          </table:table-cell>
          <table:table-cell table:formula="of:=1000*[.H15]/[.F15]" office:value-type="float" office:value="4.50905237719721" calcext:value-type="float">
            <text:p>4.50905237719721</text:p>
          </table:table-cell>
          <table:table-cell table:formula="of:=TRIM([.C15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Evan Fournier <text:s text:c="10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929700942990636" calcext:value-type="float">
            <text:p>0.929700942990636</text:p>
          </table:table-cell>
          <table:table-cell office:value-type="float" office:value="31.55" calcext:value-type="float">
            <text:p>31.55</text:p>
          </table:table-cell>
          <table:table-cell office:value-type="float" office:value="7400" calcext:value-type="float">
            <text:p>7400</text:p>
          </table:table-cell>
          <table:table-cell table:formula="of:=[.D16]*10000/[.F16]" office:value-type="float" office:value="1.25635262566302" calcext:value-type="float">
            <text:p>1.25635262566302</text:p>
          </table:table-cell>
          <table:table-cell table:style-name="ce2" table:formula="of:=[.D16]*[.E16]" office:value-type="float" office:value="29.3320647513546" calcext:value-type="float">
            <text:p>29.3320647513546</text:p>
          </table:table-cell>
          <table:table-cell table:formula="of:=[.H16]*1.5" office:value-type="float" office:value="43.9980971270319" calcext:value-type="float">
            <text:p>43.9980971270319</text:p>
          </table:table-cell>
          <table:table-cell table:formula="of:=1000*[.H16]/[.F16]" office:value-type="float" office:value="3.96379253396683" calcext:value-type="float">
            <text:p>3.96379253396683</text:p>
          </table:table-cell>
          <table:table-cell table:formula="of:=TRIM([.C16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Markelle Fultz <text:s text:c="9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929263326014038" calcext:value-type="float">
            <text:p>0.929263326014038</text:p>
          </table:table-cell>
          <table:table-cell office:value-type="float" office:value="28.02" calcext:value-type="float">
            <text:p>28.02</text:p>
          </table:table-cell>
          <table:table-cell office:value-type="float" office:value="6600" calcext:value-type="float">
            <text:p>6600</text:p>
          </table:table-cell>
          <table:table-cell table:formula="of:=[.D17]*10000/[.F17]" office:value-type="float" office:value="1.40797473638491" calcext:value-type="float">
            <text:p>1.40797473638491</text:p>
          </table:table-cell>
          <table:table-cell table:style-name="ce2" table:formula="of:=[.D17]*[.E17]" office:value-type="float" office:value="26.0379583949133" calcext:value-type="float">
            <text:p>26.0379583949133</text:p>
          </table:table-cell>
          <table:table-cell table:formula="of:=[.H17]*1.5" office:value-type="float" office:value="39.05693759237" calcext:value-type="float">
            <text:p>39.05693759237</text:p>
          </table:table-cell>
          <table:table-cell table:formula="of:=1000*[.H17]/[.F17]" office:value-type="float" office:value="3.94514521135051" calcext:value-type="float">
            <text:p>3.94514521135051</text:p>
          </table:table-cell>
          <table:table-cell table:formula="of:=TRIM([.C17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Terrence Ross <text:s text:c="10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886309001723427" calcext:value-type="float">
            <text:p>0.886309001723427</text:p>
          </table:table-cell>
          <table:table-cell office:value-type="float" office:value="23" calcext:value-type="float">
            <text:p>23</text:p>
          </table:table-cell>
          <table:table-cell office:value-type="float" office:value="6800" calcext:value-type="float">
            <text:p>6800</text:p>
          </table:table-cell>
          <table:table-cell table:formula="of:=[.D18]*10000/[.F18]" office:value-type="float" office:value="1.30339559076975" calcext:value-type="float">
            <text:p>1.30339559076975</text:p>
          </table:table-cell>
          <table:table-cell table:formula="of:=[.D18]*[.E18]" office:value-type="float" office:value="20.3851070396388" calcext:value-type="float">
            <text:p>20.3851070396388</text:p>
          </table:table-cell>
          <table:table-cell table:formula="of:=[.H18]*1.5" office:value-type="float" office:value="30.5776605594582" calcext:value-type="float">
            <text:p>30.5776605594582</text:p>
          </table:table-cell>
          <table:table-cell table:formula="of:=1000*[.H18]/[.F18]" office:value-type="float" office:value="2.99780985877041" calcext:value-type="float">
            <text:p>2.99780985877041</text:p>
          </table:table-cell>
          <table:table-cell table:formula="of:=TRIM([.C18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.J. Augustin <text:s text:c="10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855148716160152" calcext:value-type="float">
            <text:p>0.855148716160152</text:p>
          </table:table-cell>
          <table:table-cell office:value-type="float" office:value="26.65" calcext:value-type="float">
            <text:p>26.65</text:p>
          </table:table-cell>
          <table:table-cell office:value-type="float" office:value="6200" calcext:value-type="float">
            <text:p>6200</text:p>
          </table:table-cell>
          <table:table-cell table:formula="of:=[.D19]*10000/[.F19]" office:value-type="float" office:value="1.37927212283895" calcext:value-type="float">
            <text:p>1.37927212283895</text:p>
          </table:table-cell>
          <table:table-cell table:formula="of:=[.D19]*[.E19]" office:value-type="float" office:value="22.7897132856681" calcext:value-type="float">
            <text:p>22.7897132856681</text:p>
          </table:table-cell>
          <table:table-cell table:formula="of:=[.H19]*1.5" office:value-type="float" office:value="34.1845699285021" calcext:value-type="float">
            <text:p>34.1845699285021</text:p>
          </table:table-cell>
          <table:table-cell table:formula="of:=1000*[.H19]/[.F19]" office:value-type="float" office:value="3.67576020736581" calcext:value-type="float">
            <text:p>3.67576020736581</text:p>
          </table:table-cell>
          <table:table-cell table:formula="of:=TRIM([.C19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ames Ennis <text:s text:c="12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731041655275995" calcext:value-type="float">
            <text:p>0.731041655275995</text:p>
          </table:table-cell>
          <table:table-cell office:value-type="float" office:value="9.07" calcext:value-type="float">
            <text:p>9.07</text:p>
          </table:table-cell>
          <table:table-cell office:value-type="float" office:value="5800" calcext:value-type="float">
            <text:p>5800</text:p>
          </table:table-cell>
          <table:table-cell table:formula="of:=[.D20]*10000/[.F20]" office:value-type="float" office:value="1.26041664702758" calcext:value-type="float">
            <text:p>1.26041664702758</text:p>
          </table:table-cell>
          <table:table-cell table:formula="of:=[.D20]*[.E20]" office:value-type="float" office:value="6.63054781335327" calcext:value-type="float">
            <text:p>6.63054781335327</text:p>
          </table:table-cell>
          <table:table-cell table:formula="of:=[.H20]*1.5" office:value-type="float" office:value="9.94582172002991" calcext:value-type="float">
            <text:p>9.94582172002991</text:p>
          </table:table-cell>
          <table:table-cell table:formula="of:=1000*[.H20]/[.F20]" office:value-type="float" office:value="1.14319789885401" calcext:value-type="float">
            <text:p>1.14319789885401</text:p>
          </table:table-cell>
          <table:table-cell table:formula="of:=TRIM([.C20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Wesley Iwundu <text:s text:c="10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67619610599169" calcext:value-type="float">
            <text:p>0.67619610599169</text:p>
          </table:table-cell>
          <table:table-cell office:value-type="float" office:value="24.25" calcext:value-type="float">
            <text:p>24.25</text:p>
          </table:table-cell>
          <table:table-cell office:value-type="float" office:value="2000" calcext:value-type="float">
            <text:p>2000</text:p>
          </table:table-cell>
          <table:table-cell table:formula="of:=[.D21]*10000/[.F21]" office:value-type="float" office:value="3.38098052995845" calcext:value-type="float">
            <text:p>3.38098052995845</text:p>
          </table:table-cell>
          <table:table-cell table:formula="of:=[.D21]*[.E21]" office:value-type="float" office:value="16.3977555702985" calcext:value-type="float">
            <text:p>16.3977555702985</text:p>
          </table:table-cell>
          <table:table-cell table:formula="of:=[.H21]*1.5" office:value-type="float" office:value="24.5966333554477" calcext:value-type="float">
            <text:p>24.5966333554477</text:p>
          </table:table-cell>
          <table:table-cell table:formula="of:=1000*[.H21]/[.F21]" office:value-type="float" office:value="8.19887778514925" calcext:value-type="float">
            <text:p>8.19887778514925</text:p>
          </table:table-cell>
          <table:table-cell table:formula="of:=TRIM([.C21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Khem Birch <text:s text:c="13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629587373653605" calcext:value-type="float">
            <text:p>0.629587373653605</text:p>
          </table:table-cell>
          <table:table-cell office:value-type="float" office:value="19.85" calcext:value-type="float">
            <text:p>19.85</text:p>
          </table:table-cell>
          <table:table-cell office:value-type="float" office:value="3200" calcext:value-type="float">
            <text:p>3200</text:p>
          </table:table-cell>
          <table:table-cell table:formula="of:=[.D22]*10000/[.F22]" office:value-type="float" office:value="1.96746054266752" calcext:value-type="float">
            <text:p>1.96746054266752</text:p>
          </table:table-cell>
          <table:table-cell table:formula="of:=[.D22]*[.E22]" office:value-type="float" office:value="12.4973093670241" calcext:value-type="float">
            <text:p>12.4973093670241</text:p>
          </table:table-cell>
          <table:table-cell table:formula="of:=[.H22]*1.5" office:value-type="float" office:value="18.7459640505361" calcext:value-type="float">
            <text:p>18.7459640505361</text:p>
          </table:table-cell>
          <table:table-cell table:formula="of:=1000*[.H22]/[.F22]" office:value-type="float" office:value="3.90540917719502" calcext:value-type="float">
            <text:p>3.90540917719502</text:p>
          </table:table-cell>
          <table:table-cell table:formula="of:=TRIM([.C22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Gary Clark <text:s text:c="13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628530085276904" calcext:value-type="float">
            <text:p>0.628530085276904</text:p>
          </table:table-cell>
          <table:table-cell office:value-type="float" office:value="34.75" calcext:value-type="float">
            <text:p>34.75</text:p>
          </table:table-cell>
          <table:table-cell office:value-type="float" office:value="5400" calcext:value-type="float">
            <text:p>5400</text:p>
          </table:table-cell>
          <table:table-cell table:formula="of:=[.D23]*10000/[.F23]" office:value-type="float" office:value="1.16394460236464" calcext:value-type="float">
            <text:p>1.16394460236464</text:p>
          </table:table-cell>
          <table:table-cell table:style-name="ce2" table:formula="of:=[.D23]*[.E23]" office:value-type="float" office:value="21.8414204633724" calcext:value-type="float">
            <text:p>21.8414204633724</text:p>
          </table:table-cell>
          <table:table-cell table:formula="of:=[.H23]*1.5" office:value-type="float" office:value="32.7621306950586" calcext:value-type="float">
            <text:p>32.7621306950586</text:p>
          </table:table-cell>
          <table:table-cell table:formula="of:=1000*[.H23]/[.F23]" office:value-type="float" office:value="4.04470749321711" calcext:value-type="float">
            <text:p>4.04470749321711</text:p>
          </table:table-cell>
          <table:table-cell table:formula="of:=TRIM([.C23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B.J. Johnson <text:s text:c="11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61020594548206" calcext:value-type="float">
            <text:p>0.61020594548206</text:p>
          </table:table-cell>
          <table:table-cell office:value-type="float" office:value="3.55" calcext:value-type="float">
            <text:p>3.55</text:p>
          </table:table-cell>
          <table:table-cell office:value-type="float" office:value="1000" calcext:value-type="float">
            <text:p>1000</text:p>
          </table:table-cell>
          <table:table-cell table:formula="of:=[.D24]*10000/[.F24]" office:value-type="float" office:value="6.1020594548206" calcext:value-type="float">
            <text:p>6.1020594548206</text:p>
          </table:table-cell>
          <table:table-cell table:formula="of:=[.D24]*[.E24]" office:value-type="float" office:value="2.16623110646131" calcext:value-type="float">
            <text:p>2.16623110646131</text:p>
          </table:table-cell>
          <table:table-cell table:formula="of:=[.H24]*1.5" office:value-type="float" office:value="3.24934665969197" calcext:value-type="float">
            <text:p>3.24934665969197</text:p>
          </table:table-cell>
          <table:table-cell table:formula="of:=1000*[.H24]/[.F24]" office:value-type="float" office:value="2.16623110646131" calcext:value-type="float">
            <text:p>2.16623110646131</text:p>
          </table:table-cell>
          <table:table-cell table:formula="of:=TRIM([.C24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Vic Law <text:s text:c="16"/></text:p>
          </table:table-cell>
          <table:table-cell office:value-type="string" calcext:value-type="string">
            <text:p><text:s/>ORL <text:s text:c="7"/></text:p>
          </table:table-cell>
          <table:table-cell office:value-type="float" office:value="0.533443370126886" calcext:value-type="float">
            <text:p>0.533443370126886</text:p>
          </table:table-cell>
          <table:table-cell office:value-type="float" office:value="3.55" calcext:value-type="float">
            <text:p>3.55</text:p>
          </table:table-cell>
          <table:table-cell office:value-type="float" office:value="1000" calcext:value-type="float">
            <text:p>1000</text:p>
          </table:table-cell>
          <table:table-cell table:formula="of:=[.D25]*10000/[.F25]" office:value-type="float" office:value="5.33443370126886" calcext:value-type="float">
            <text:p>5.33443370126886</text:p>
          </table:table-cell>
          <table:table-cell table:formula="of:=[.D25]*[.E25]" office:value-type="float" office:value="1.89372396395045" calcext:value-type="float">
            <text:p>1.89372396395045</text:p>
          </table:table-cell>
          <table:table-cell table:formula="of:=[.H25]*1.5" office:value-type="float" office:value="2.84058594592567" calcext:value-type="float">
            <text:p>2.84058594592567</text:p>
          </table:table-cell>
          <table:table-cell table:formula="of:=1000*[.H25]/[.F25]" office:value-type="float" office:value="1.89372396395045" calcext:value-type="float">
            <text:p>1.89372396395045</text:p>
          </table:table-cell>
          <table:table-cell table:formula="of:=TRIM([.C25])" office:value-type="string" office:string-value="ORL" calcext:value-type="string">
            <text:p>ORL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MIL</text:p>
          </table:table-cell>
          <table:table-cell table:formula="of:=SUMIF([.C25:.C56];[.N26];[.E25:.E5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P1:Sheet1.S6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1:20:16.716546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4T11:24:43.044136842</dc:date>
    <meta:editing-duration>P2DT4H9M8S</meta:editing-duration>
    <meta:editing-cycles>13</meta:editing-cycles>
    <meta:generator>LibreOffice/6.3.5.2$Linux_X86_64 LibreOffice_project/30$Build-2</meta:generator>
    <meta:document-statistic meta:table-count="1" meta:cell-count="279" meta:object-count="0"/>
  </office:meta>
</office:document-meta>
</file>